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paragraph-properties fo:text-align="justify" style:justify-single-word="false" style:writing-mode="lr-tb"/>
      <style:text-properties officeooo:paragraph-rsid="0040d9c7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 style:writing-mode="lr-tb"/>
      <style:text-properties officeooo:paragraph-rsid="004a2a67"/>
    </style:style>
    <style:style style:name="P7" style:family="paragraph" style:parent-style-name="Text_20_body">
      <style:paragraph-properties fo:text-align="justify" style:justify-single-word="false" style:writing-mode="lr-tb"/>
      <style:text-properties officeooo:paragraph-rsid="00418d50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4bed2f"/>
    </style:style>
    <style:style style:name="P9" style:family="paragraph" style:parent-style-name="Text_20_body">
      <style:paragraph-properties fo:text-align="justify" style:justify-single-word="false" style:writing-mode="lr-tb"/>
      <style:text-properties officeooo:paragraph-rsid="004cf04d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4e4415"/>
    </style:style>
    <style:style style:name="P11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  <style:text-properties officeooo:paragraph-rsid="009d37a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3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 style:writing-mode="lr-tb"/>
      <style:text-properties officeooo:paragraph-rsid="004f4e9f"/>
    </style:style>
    <style:style style:name="P17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8" style:family="paragraph" style:parent-style-name="Text_20_body" style:list-style-name="L4">
      <style:paragraph-properties fo:text-align="justify" style:justify-single-word="false"/>
    </style:style>
    <style:style style:name="P19" style:family="paragraph" style:parent-style-name="Text_20_body" style:list-style-name="L5">
      <style:paragraph-properties fo:text-align="justify" style:justify-single-word="false"/>
    </style:style>
    <style:style style:name="P20" style:family="paragraph" style:parent-style-name="Text_20_body" style:list-style-name="L5">
      <style:paragraph-properties fo:text-align="justify" style:justify-single-word="false"/>
      <style:text-properties officeooo:paragraph-rsid="0095103b"/>
    </style:style>
    <style:style style:name="P21" style:family="paragraph" style:parent-style-name="Text_20_body">
      <style:paragraph-properties fo:text-align="justify" style:justify-single-word="false" style:writing-mode="lr-tb"/>
      <style:text-properties officeooo:paragraph-rsid="00552885"/>
    </style:style>
    <style:style style:name="P22" style:family="paragraph" style:parent-style-name="Text_20_body">
      <style:paragraph-properties fo:text-align="justify" style:justify-single-word="false"/>
      <style:text-properties officeooo:paragraph-rsid="005c1723"/>
    </style:style>
    <style:style style:name="P23" style:family="paragraph" style:parent-style-name="Text_20_body">
      <style:paragraph-properties fo:text-align="justify" style:justify-single-word="false" style:writing-mode="lr-tb"/>
      <style:text-properties officeooo:paragraph-rsid="00987060"/>
    </style:style>
    <style:style style:name="P24" style:family="paragraph" style:parent-style-name="Text_20_body" style:list-style-name="L8">
      <style:paragraph-properties fo:text-align="justify" style:justify-single-word="false" style:writing-mode="lr-tb"/>
      <style:text-properties officeooo:paragraph-rsid="00987060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418d50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fo:language="pt" fo:country="BR" officeooo:rsid="001d6c7a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fo:language="pt" fo:country="BR" officeooo:rsid="0037cfe6" style:letter-kerning="true" style:font-name-asian="Noto Serif CJK SC" style:language-asian="zh" style:country-asian="CN" style:font-name-complex="Lohit Devanagari1" style:language-complex="hi" style:country-complex="IN"/>
    </style:style>
    <style:style style:name="T4" style:family="text">
      <style:text-properties style:use-window-font-color="true" loext:opacity="0%" fo:language="pt" fo:country="BR" officeooo:rsid="0040d9c7" style:letter-kerning="true" style:font-name-asian="Noto Serif CJK SC" style:language-asian="zh" style:country-asian="CN" style:font-name-complex="Lohit Devanagari1" style:language-complex="hi" style:country-complex="IN"/>
    </style:style>
    <style:style style:name="T5" style:family="text">
      <style:text-properties style:use-window-font-color="true" loext:opacity="0%" style:font-name="Liberation Serif" fo:font-size="12pt" fo:language="pt" fo:country="BR" fo:font-style="normal" fo:font-weight="bold" officeooo:rsid="0037cfe6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6" style:family="text">
      <style:text-properties style:use-window-font-color="true" loext:opacity="0%" style:font-name="Liberation Serif" fo:font-size="12pt" fo:language="pt" fo:country="BR" fo:font-style="normal" fo:font-weight="bold" officeooo:rsid="0040d9c7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7" style:family="text">
      <style:text-properties style:use-window-font-color="true" loext:opacity="0%" style:font-name="Liberation Serif" fo:font-size="12pt" fo:language="pt" fo:country="BR" fo:font-style="normal" fo:font-weight="bold" officeooo:rsid="00418d50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8" style:family="text">
      <style:text-properties style:use-window-font-color="true" loext:opacity="0%" style:font-name="Liberation Serif" fo:font-size="12pt" fo:language="pt" fo:country="BR" fo:font-style="normal" fo:font-weight="bold" officeooo:rsid="0020d656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9" style:family="text">
      <style:text-properties style:use-window-font-color="true" loext:opacity="0%" style:font-name="Liberation Serif" fo:font-size="12pt" fo:language="pt" fo:country="BR" fo:font-style="normal" fo:font-weight="bold" officeooo:rsid="0044d0c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0" style:family="text">
      <style:text-properties style:use-window-font-color="true" loext:opacity="0%" style:font-name="Liberation Serif" fo:font-size="12pt" fo:language="pt" fo:country="BR" fo:font-style="normal" fo:font-weight="bold" officeooo:rsid="00417b59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1" style:family="text">
      <style:text-properties style:use-window-font-color="true" loext:opacity="0%" style:font-name="Liberation Serif" fo:font-size="12pt" fo:language="pt" fo:country="BR" fo:font-style="normal" fo:font-weight="bold" officeooo:rsid="007bc411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2" style:family="text">
      <style:text-properties style:use-window-font-color="true" loext:opacity="0%" style:font-name="Liberation Serif" fo:font-size="12pt" fo:language="pt" fo:country="BR" fo:font-style="normal" fo:font-weight="normal" officeooo:rsid="004a2a67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3" style:family="text">
      <style:text-properties style:use-window-font-color="true" loext:opacity="0%" style:font-name="Liberation Serif" fo:font-size="12pt" fo:language="pt" fo:country="BR" fo:font-style="normal" fo:font-weight="normal" officeooo:rsid="004bed2f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4" style:family="text">
      <style:text-properties style:use-window-font-color="true" loext:opacity="0%" style:font-name="Liberation Serif" fo:font-size="12pt" fo:language="pt" fo:country="BR" fo:font-style="normal" fo:font-weight="normal" officeooo:rsid="0020d656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5" style:family="text">
      <style:text-properties style:use-window-font-color="true" loext:opacity="0%" style:font-name="Liberation Serif" fo:font-size="12pt" fo:language="pt" fo:country="BR" fo:font-style="normal" fo:font-weight="normal" officeooo:rsid="0044d0c3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6" style:family="text">
      <style:text-properties style:use-window-font-color="true" loext:opacity="0%" style:font-name="Liberation Serif" fo:font-size="12pt" fo:language="pt" fo:country="BR" fo:font-style="normal" fo:font-weight="normal" officeooo:rsid="004e4415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7" style:family="text">
      <style:text-properties style:use-window-font-color="true" loext:opacity="0%" style:font-name="Liberation Serif" fo:font-size="12pt" fo:language="pt" fo:country="BR" fo:font-style="normal" fo:font-weight="normal" officeooo:rsid="00514101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8" style:family="text">
      <style:text-properties style:use-window-font-color="true" loext:opacity="0%" style:font-name="Liberation Serif" fo:font-size="12pt" fo:language="pt" fo:country="BR" fo:font-style="normal" fo:font-weight="normal" officeooo:rsid="00418d50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9" style:family="text">
      <style:text-properties style:use-window-font-color="true" loext:opacity="0%" style:font-name="Liberation Serif" fo:font-size="12pt" fo:language="pt" fo:country="BR" fo:font-style="normal" fo:font-weight="normal" officeooo:rsid="00552885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0" style:family="text">
      <style:text-properties style:use-window-font-color="true" loext:opacity="0%" style:font-name="Liberation Serif" fo:font-size="12pt" fo:language="pt" fo:country="BR" fo:font-style="normal" fo:font-weight="normal" officeooo:rsid="00599307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1" style:family="text">
      <style:text-properties style:use-window-font-color="true" loext:opacity="0%" style:font-name="Liberation Serif" fo:font-size="12pt" fo:language="pt" fo:country="BR" fo:font-style="normal" fo:font-weight="normal" officeooo:rsid="005c1723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2" style:family="text">
      <style:text-properties style:use-window-font-color="true" loext:opacity="0%" style:font-name="Liberation Serif" fo:font-size="12pt" fo:language="pt" fo:country="BR" fo:font-style="normal" fo:font-weight="normal" officeooo:rsid="0060824c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3" style:family="text">
      <style:text-properties style:use-window-font-color="true" loext:opacity="0%" style:font-name="Liberation Serif" fo:font-size="12pt" fo:language="pt" fo:country="BR" fo:font-style="normal" fo:font-weight="normal" officeooo:rsid="006b6c65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4" style:family="text">
      <style:text-properties style:use-window-font-color="true" loext:opacity="0%" style:font-name="Liberation Serif" fo:font-size="12pt" fo:language="pt" fo:country="BR" fo:font-style="normal" fo:font-weight="normal" officeooo:rsid="006c80a4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5" style:family="text">
      <style:text-properties style:use-window-font-color="true" loext:opacity="0%" style:font-name="Liberation Serif" fo:font-size="12pt" fo:language="pt" fo:country="BR" fo:font-style="normal" fo:font-weight="normal" officeooo:rsid="006d475c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6" style:family="text">
      <style:text-properties style:use-window-font-color="true" loext:opacity="0%" style:font-name="Liberation Serif" fo:font-size="12pt" fo:language="pt" fo:country="BR" fo:font-style="normal" fo:font-weight="normal" officeooo:rsid="00749e38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7" style:family="text">
      <style:text-properties style:use-window-font-color="true" loext:opacity="0%" style:font-name="Liberation Serif" fo:font-size="12pt" fo:language="pt" fo:country="BR" fo:font-style="normal" fo:font-weight="normal" officeooo:rsid="00822198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8" style:family="text">
      <style:text-properties style:use-window-font-color="true" loext:opacity="0%" style:font-name="Liberation Serif" fo:font-size="12pt" fo:language="pt" fo:country="BR" fo:font-style="normal" fo:font-weight="normal" officeooo:rsid="0086d56e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29" style:family="text">
      <style:text-properties style:use-window-font-color="true" loext:opacity="0%" style:font-name="Liberation Serif" fo:font-size="12pt" fo:language="pt" fo:country="BR" fo:font-style="normal" fo:font-weight="normal" officeooo:rsid="009000a4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30" style:family="text">
      <style:text-properties style:use-window-font-color="true" loext:opacity="0%" style:font-name="Liberation Serif" fo:font-size="12pt" fo:language="pt" fo:country="BR" fo:font-style="normal" fo:font-weight="normal" officeooo:rsid="00987060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31" style:family="text">
      <style:text-properties style:use-window-font-color="true" loext:opacity="0%" style:font-name="Liberation Serif" fo:font-size="12pt" fo:language="pt" fo:country="BR" fo:font-style="normal" fo:font-weight="normal" officeooo:rsid="00993b70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32" style:family="text">
      <style:text-properties style:use-window-font-color="true" loext:opacity="0%" style:font-name="Liberation Serif" fo:font-size="12pt" fo:language="pt" fo:country="BR" fo:font-style="normal" fo:font-weight="normal" officeooo:rsid="009d37ae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33" style:family="text">
      <style:text-properties style:use-window-font-color="true" loext:opacity="0%" style:font-name="Liberation Serif" fo:font-size="12pt" fo:language="pt" fo:country="BR" fo:font-style="normal" fo:font-weight="normal" officeooo:rsid="0020d656" style:letter-kerning="true" fo:background-color="#ffff00" loext:char-shading-value="0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34" style:family="text">
      <style:text-properties style:use-window-font-color="true" loext:opacity="0%" style:font-name="Liberation Serif" fo:font-size="12pt" fo:language="pt" fo:country="BR" fo:font-style="normal" fo:font-weight="normal" officeooo:rsid="0044d0c3" style:letter-kerning="true" fo:background-color="#ffff00" loext:char-shading-value="0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35" style:family="text">
      <style:text-properties style:use-window-font-color="true" loext:opacity="0%" style:font-name="Liberation Serif" fo:font-size="12pt" fo:language="pt" fo:country="BR" fo:font-style="normal" fo:font-weight="normal" officeooo:rsid="004cf04d" style:letter-kerning="true" fo:background-color="transparent" loext:char-shading-value="0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36" style:family="text">
      <style:text-properties style:use-window-font-color="true" loext:opacity="0%" style:font-name="Liberation Serif" fo:font-size="12pt" fo:language="pt" fo:country="BR" fo:font-style="normal" officeooo:rsid="0020d656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37" style:family="text">
      <style:text-properties style:use-window-font-color="true" loext:opacity="0%" style:font-name="Liberation Serif" fo:font-size="12pt" fo:language="pt" fo:country="BR" fo:font-style="normal" officeooo:rsid="0044d0c3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38" style:family="text">
      <style:text-properties style:use-window-font-color="true" loext:opacity="0%" style:font-name="Liberation Serif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39" style:family="text">
      <style:text-properties style:use-window-font-color="true" loext:opacity="0%" style:font-name="Liberation Serif" fo:font-size="12pt" fo:language="pt" fo:country="BR" fo:font-weight="normal" officeooo:rsid="005d8c9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0" style:family="text">
      <style:text-properties style:use-window-font-color="true" loext:opacity="0%" style:font-name="Liberation Serif" fo:font-size="12pt" fo:language="pt" fo:country="BR" fo:font-weight="normal" officeooo:rsid="008e4fbb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1" style:family="text">
      <style:text-properties style:use-window-font-color="true" loext:opacity="0%" style:font-name="Liberation Serif" fo:font-size="12pt" fo:language="pt" fo:country="BR" fo:font-weight="normal" officeooo:rsid="00924625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2" style:family="text">
      <style:text-properties style:use-window-font-color="true" loext:opacity="0%" style:font-name="Liberation Serif" fo:font-size="12pt" fo:language="pt" fo:country="BR" fo:font-weight="normal" officeooo:rsid="0095103b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3" style:family="text">
      <style:text-properties style:use-window-font-color="true" loext:opacity="0%" style:font-name="Liberation Serif" fo:font-size="12pt" fo:language="pt" fo:country="BR" fo:font-weight="normal" officeooo:rsid="0096ccb4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4" style:family="text">
      <style:text-properties style:use-window-font-color="true" loext:opacity="0%" style:font-name="Liberation Serif" fo:font-size="12pt" fo:language="pt" fo:country="BR" fo:font-style="italic" fo:font-weight="normal" officeooo:rsid="004a2a67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T45" style:family="text">
      <style:text-properties style:use-window-font-color="true" loext:opacity="0%" style:font-name="Liberation Serif" fo:font-size="12pt" fo:language="pt" fo:country="BR" fo:font-style="italic" fo:font-weight="normal" officeooo:rsid="0020d656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T46" style:family="text">
      <style:text-properties style:use-window-font-color="true" loext:opacity="0%" style:font-name="Liberation Serif" fo:font-size="12pt" fo:language="pt" fo:country="BR" fo:font-style="italic" fo:font-weight="normal" officeooo:rsid="00749e38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T47" style:family="text">
      <style:text-properties officeooo:rsid="0040d9c7"/>
    </style:style>
    <style:style style:name="T4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font-weight="normal" officeooo:rsid="005d8c90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weight="normal" officeooo:rsid="00822198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font-weight="normal" officeooo:rsid="008c27ff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08cec09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08fff19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09000a4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0915f52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0924625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0935966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095103b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096ccb4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8e4fbb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ituto Federal Sul-rio-grandense – Campus Camaquã</text:p>
      <text:p text:style-name="P1">Disciplina: <text:span text:style-name="T47">Administraç</text:span><text:span text:style-name="T4">ão e Segurança em Redes de Computadores</text:span> – Turma 2024</text:p>
      <text:p text:style-name="P1">Professor: Vinícius Alves Hax</text:p>
      <text:p text:style-name="P1">Assunto: Revisão d<text:span text:style-name="T1">o conte</text:span><text:span text:style-name="T2">údo do </text:span><text:span text:style-name="T3">3</text:span><text:span text:style-name="T2">º bimestre</text:span></text:p>
      <text:p text:style-name="P2"/>
      <text:p text:style-name="P4"><text:span text:style-name="Strong_20_Emphasis"><text:span text:style-name="T5">1. </text:span></text:span><text:span text:style-name="Strong_20_Emphasis"><text:span text:style-name="T6">Cite e explique os pilares da segurança da informação.</text:span></text:span></text:p>
      <text:p text:style-name="P4"><text:span text:style-name="Strong_20_Emphasis"><text:span text:style-name="T12">Os </text:span></text:span><text:span text:style-name="Strong_20_Emphasis"><text:span text:style-name="T20">principais </text:span></text:span><text:span text:style-name="Strong_20_Emphasis"><text:span text:style-name="T12">pilares da segurança da informação são:</text:span></text:span></text:p>
      <text:list xml:id="list2330095819" text:style-name="L1">
        <text:list-item>
          <text:p text:style-name="P5"><text:span text:style-name="Strong_20_Emphasis"><text:span text:style-name="T48">Confidencialidade:</text:span></text:span><text:span text:style-name="T48"> Garante que a informação seja acessível apenas a pessoas autorizadas. Por exemplo, dados bancários de clientes devem ser acessíveis apenas pelos próprios clientes e funcionários autorizados do banco;</text:span></text:p>
        </text:list-item>
        <text:list-item>
          <text:p text:style-name="P5"><text:span text:style-name="Strong_20_Emphasis"><text:span text:style-name="T48">Integridade:</text:span></text:span><text:span text:style-name="T48"> Assegura que a informação não seja alterada de maneira não autorizada. Isso significa que, quando um dado é enviado, ele deve chegar ao destino sem modificações. </text:span><text:span text:style-name="T49">E l</text:span><text:span text:style-name="T39">á permanecer sem modificações indevidas;</text:span></text:p>
        </text:list-item>
        <text:list-item>
          <text:p text:style-name="P5"><text:span text:style-name="Strong_20_Emphasis"><text:span text:style-name="T48">Disponibilidade:</text:span></text:span><text:span text:style-name="T48"> A informação deve estar disponível quando for necessária. Se um servidor de banco de dados ficar fora do ar, </text:span><text:span text:style-name="T50">por exemplo, </text:span><text:span text:style-name="T48">isso comprometeria a disponibilidade da informação.</text:span></text:p>
        </text:list-item>
      </text:list>
      <text:p text:style-name="P22"><text:span text:style-name="Strong_20_Emphasis"><text:span text:style-name="T21">Um outro pilar </text:span></text:span><text:span text:style-name="Strong_20_Emphasis"><text:span text:style-name="T22">que não é </text:span></text:span><text:span text:style-name="Strong_20_Emphasis"><text:span text:style-name="T27">elencado</text:span></text:span><text:span text:style-name="Strong_20_Emphasis"><text:span text:style-name="T22"> com tanta frequência</text:span></text:span><text:span text:style-name="Strong_20_Emphasis"><text:span text:style-name="T21"> é o não-repúdio. </text:span></text:span><text:span text:style-name="Strong_20_Emphasis"><text:span text:style-name="T22">O não-repúdio se refere </text:span></text:span><text:span text:style-name="Strong_20_Emphasis"><text:span text:style-name="T23">a pessoa não poder negar que </text:span></text:span><text:span text:style-name="Strong_20_Emphasis"><text:span text:style-name="T24">realizou alguma </text:span></text:span><text:span text:style-name="Strong_20_Emphasis"><text:span text:style-name="T25">ação digital.</text:span></text:span></text:p>
      <text:p text:style-name="P4"><text:span text:style-name="Strong_20_Emphasis"><text:span text:style-name="T7">2. </text:span></text:span><text:span text:style-name="Strong_20_Emphasis"><text:span text:style-name="T6">A segurança da informação se preocupa somente em lidar com ataques partindo de pessoas? Justifique.</text:span></text:span></text:p>
      <text:p text:style-name="P6"><text:span text:style-name="Strong_20_Emphasis"><text:span text:style-name="T12">Não, a segurança da informação não se preocupa apenas com ataques feitos por pessoas. Ela também considera riscos relacionados a falhas técnicas, como </text:span></text:span><text:span text:style-name="Strong_20_Emphasis"><text:span text:style-name="T44">bugs</text:span></text:span><text:span text:style-name="Strong_20_Emphasis"><text:span text:style-name="T12"> em sistemas, falhas de </text:span></text:span><text:span text:style-name="Strong_20_Emphasis"><text:span text:style-name="T44">hardware</text:span></text:span><text:span text:style-name="Strong_20_Emphasis"><text:span text:style-name="T12"> </text:span></text:span><text:span text:style-name="Strong_20_Emphasis"><text:span text:style-name="T26">e/ou </text:span></text:span><text:span text:style-name="Strong_20_Emphasis"><text:span text:style-name="T46">software</text:span></text:span><text:span text:style-name="Strong_20_Emphasis"><text:span text:style-name="T12">, desastres naturais (como incêndios ou inundações) e erros humanos. Além disso, vulnerabilidades em </text:span></text:span><text:span text:style-name="Strong_20_Emphasis"><text:span text:style-name="T44">softwares</text:span></text:span><text:span text:style-name="Strong_20_Emphasis"><text:span text:style-name="T12">, sistemas desatualizados ou até problemas internos (como funcionários descuidados) também são focos de preocupação na segurança da informação.</text:span></text:span></text:p>
      <text:p text:style-name="P7"><text:span text:style-name="Strong_20_Emphasis"><text:span text:style-name="T7">3. </text:span></text:span><text:span text:style-name="Strong_20_Emphasis"><text:span text:style-name="T6">O que é engenharia social?</text:span></text:span></text:p>
      <text:p text:style-name="P8"><text:span text:style-name="Strong_20_Emphasis"><text:span text:style-name="T13">Engenharia social é uma técnica de manipulação usada para enganar pessoas e fazer com que elas revelem informações sensíveis, como senhas ou dados pessoais. Em vez de atacar um sistema diretamente, o atacante tenta enganar a vítima. Isso pode ser feito por telefone, e-mail, ou até pessoalmente onde o atacante se faz passar por uma pessoa ou instituição confiável para conseguir informações.</text:span></text:span></text:p>
      <text:p text:style-name="P25"><text:span text:style-name="Strong_20_Emphasis"><text:span text:style-name="T7">4. </text:span></text:span><text:span text:style-name="Strong_20_Emphasis"><text:span text:style-name="T36">O que é criptografia?</text:span></text:span><text:span text:style-name="Strong_20_Emphasis"><text:span text:style-name="T8"><text:line-break/></text:span></text:span><text:span text:style-name="Strong_20_Emphasis"><text:span text:style-name="T14">a) Um processo de verificação de usuários em uma rede<text:line-break/></text:span></text:span><text:span text:style-name="Strong_20_Emphasis"><text:span text:style-name="T33">b) Um método para codificar dados para proteger contra acesso não autorizado</text:span></text:span><text:span text:style-name="Strong_20_Emphasis"><text:span text:style-name="T14"><text:line-break/>c) Uma técnica de acesso direto a dados sigilosos<text:line-break/>d) Uma configuração de </text:span></text:span><text:span text:style-name="Strong_20_Emphasis"><text:span text:style-name="T45">firewall</text:span></text:span><text:span text:style-name="Strong_20_Emphasis"><text:span text:style-name="T14"> para proteger uma rede</text:span></text:span></text:p>
      <text:p text:style-name="P25"><text:span text:style-name="Strong_20_Emphasis"><text:span text:style-name="T7">5. </text:span></text:span><text:span text:style-name="Strong_20_Emphasis"><text:span text:style-name="T9">Em qual das situações</text:span></text:span><text:span text:style-name="Strong_20_Emphasis"><text:span text:style-name="T37"> abaixo a conex</text:span></text:span><text:span text:style-name="Strong_20_Emphasis"><text:span text:style-name="T9">ão</text:span></text:span><text:span text:style-name="Strong_20_Emphasis"><text:span text:style-name="T37"> </text:span></text:span><text:span text:style-name="Strong_20_Emphasis"><text:span text:style-name="T9">é </text:span></text:span><text:span text:style-name="Strong_20_Emphasis"><text:span text:style-name="T37">criptografada por padr</text:span></text:span><text:span text:style-name="Strong_20_Emphasis"><text:span text:style-name="T9">ão?<text:line-break/></text:span></text:span><text:span text:style-name="Strong_20_Emphasis"><text:span text:style-name="T15">a) Acesso a um site via navegador usando http<text:line-break/>b) Envio de e-mail através de um cliente local<text:line-break/></text:span></text:span><text:span text:style-name="Strong_20_Emphasis"><text:span text:style-name="T34">c) Conexão de terminal via ssh</text:span></text:span><text:span text:style-name="Strong_20_Emphasis"><text:span text:style-name="T15"><text:line-break/>d) Transferência de arquivos por ftp</text:span></text:span></text:p>
      <text:p text:style-name="P7"><text:soft-page-break/><text:span text:style-name="Strong_20_Emphasis"><text:span text:style-name="T7">6. </text:span></text:span><text:span text:style-name="Strong_20_Emphasis"><text:span text:style-name="T10">Considerando uma aplicação da cifra de César, utilizando somente as letras de A até Z e rotação 2 (por exemplo, A = C, B = D, Z = B) como ficaria a codificação da mensagem “</text:span></text:span><text:span text:style-name="Strong_20_Emphasis"><text:span text:style-name="T11">BOA PROVA</text:span></text:span><text:span text:style-name="Strong_20_Emphasis"><text:span text:style-name="T10">”? (Para fins de simplificação os espaços são copiados de maneira idêntica)</text:span></text:span></text:p>
      <text:p text:style-name="P9"><text:span text:style-name="Strong_20_Emphasis"><text:span text:style-name="T35">DQC RTQXC</text:span></text:span></text:p>
      <text:p text:style-name="P7"><text:span text:style-name="Strong_20_Emphasis"><text:span text:style-name="T7">7. </text:span></text:span><text:span text:style-name="Strong_20_Emphasis"><text:span text:style-name="T10">Existem diferentes tipos de autenticação. Um desses tipos é realizar a autenticação com base em algo que o usuário tem (um crachá, um pendrive, etc). Quais as vantagens e desvantagens desse tipo de autenticação?</text:span></text:span></text:p>
      <text:p text:style-name="P10"><text:span text:style-name="Strong_20_Emphasis"><text:span text:style-name="T28">Podemos citar como </text:span></text:span><text:span text:style-name="Strong_20_Emphasis"><text:span text:style-name="T29">algumas das</text:span></text:span><text:span text:style-name="Strong_20_Emphasis"><text:span text:style-name="T28"> v</text:span></text:span><text:span text:style-name="Strong_20_Emphasis"><text:span text:style-name="T16">antagens:</text:span></text:span></text:p>
      <text:list xml:id="list269658667" text:style-name="L2">
        <text:list-item>
          <text:p text:style-name="P11"><text:span text:style-name="Strong_20_Emphasis"><text:span text:style-name="T48">Praticidade:</text:span></text:span><text:span text:style-name="T48"> O usuário não precisa lembrar de senhas ou PINs, pois o dispositivo físico (crachá, pendrive,</text:span><text:span text:style-name="T51">etc</text:span><text:span text:style-name="T48">) é o </text:span><text:span text:style-name="T53">que</text:span><text:span text:style-name="T48"> </text:span><text:span text:style-name="T52">garante o acesso;</text:span></text:p>
        </text:list-item>
        <text:list-item>
          <text:p text:style-name="P12"><text:span text:style-name="Strong_20_Emphasis"><text:span text:style-name="T48">Maior segurança:</text:span></text:span><text:span text:style-name="T48"> Pode ser mais difícil de falsificar um objeto físico do que adivinhar uma senha simples;</text:span></text:p>
        </text:list-item>
        <text:list-item>
          <text:p text:style-name="P12"><text:span text:style-name="T60">Um objeto f</text:span><text:span text:style-name="T40">ísico é passível de ser emprestado, como uma chave, por exemplo.</text:span></text:p>
        </text:list-item>
      </text:list>
      <text:p text:style-name="P13"><text:span text:style-name="Strong_20_Emphasis"><text:span text:style-name="T54">Entretanto podemos citar, por exemplo, as seguintes d</text:span></text:span><text:span text:style-name="Strong_20_Emphasis"><text:span text:style-name="T48">esvantagens:</text:span></text:span></text:p>
      <text:list xml:id="list1230602738" text:style-name="L3">
        <text:list-item>
          <text:p text:style-name="P14"><text:span text:style-name="Strong_20_Emphasis"><text:span text:style-name="T48">Perda ou roubo:</text:span></text:span><text:span text:style-name="T48"> Se o usuário perder o dispositivo ou ele for roubado, o atacante pode ter acesso à conta ou sistema;</text:span></text:p>
        </text:list-item>
        <text:list-item>
          <text:p text:style-name="P15"><text:span text:style-name="Strong_20_Emphasis"><text:span text:style-name="T48">Dependência de hardware:</text:span></text:span><text:span text:style-name="T48"> Se o dispositivo </text:span><text:span text:style-name="T55">for danificado</text:span><text:span text:style-name="T48"> ou não funcionar corretamente, o usuário pode não conseguir acessar o sistema.</text:span></text:p>
        </text:list-item>
      </text:list>
      <text:p text:style-name="P7"><text:span text:style-name="Strong_20_Emphasis"><text:span text:style-name="T7">8. </text:span></text:span><text:span text:style-name="Strong_20_Emphasis"><text:span text:style-name="T10">Em se tratando de senhas, a senha “paralelepipedo” tem algumas desvantagens em relação a senha “fjr49fk”. Quais são essas desvantagens? E existe alguma vantagem?</text:span></text:span></text:p>
      <text:p text:style-name="P16"><text:span text:style-name="Strong_20_Emphasis"><text:span text:style-name="T17">Desvantagens da senha “paralelepipedo”:</text:span></text:span></text:p>
      <text:list xml:id="list3186469788" text:style-name="L4">
        <text:list-item>
          <text:p text:style-name="P17"><text:span text:style-name="T48">A senha “paralelepipedo” é uma palavra </text:span><text:span text:style-name="T56">do vocabul</text:span><text:span text:style-name="T41">ário</text:span><text:span text:style-name="T48">, que pode ser adivinhada </text:span><text:span text:style-name="T57">por</text:span><text:span text:style-name="T48"> ataques de dicionário, tornando-a menos segura;</text:span></text:p>
        </text:list-item>
        <text:list-item>
          <text:p text:style-name="P18"><text:span text:style-name="Strong_20_Emphasis"><text:span text:style-name="T48">Falta de complexidade:</text:span></text:span><text:span text:style-name="T48"> Ela não mistura letras, números e caracteres especiais, o que a torna mais fácil de quebrar </text:span><text:span text:style-name="T59">se o conjunto de caracteres (supondo que s</text:span><text:span text:style-name="T43">ó sejam permitidas letras no caso)</text:span><text:span text:style-name="T48">.</text:span></text:p>
        </text:list-item>
      </text:list>
      <text:p text:style-name="P13"><text:span text:style-name="Strong_20_Emphasis"><text:span text:style-name="T48">Vantagens:</text:span></text:span></text:p>
      <text:list xml:id="list4216764088" text:style-name="L5">
        <text:list-item>
          <text:p text:style-name="P19"><text:span text:style-name="T48">“Paralelepipedo” pode ser mais fácil de lembrar para um ser humano, já que é uma palavra comum e sem combinação de caracteres aleatórios;</text:span></text:p>
        </text:list-item>
        <text:list-item>
          <text:p text:style-name="P20"><text:span text:style-name="T58">Por possuir um tamanho maior (14 caracteres) um programa que tente todas possibilidades poss</text:span><text:span text:style-name="T42">íveis de números e letras irá demorar mais para tentar essa combinação.</text:span></text:p>
        </text:list-item>
      </text:list>
      <text:p text:style-name="P7"><text:span text:style-name="Strong_20_Emphasis"><text:span text:style-name="T7">9. </text:span></text:span><text:span text:style-name="Strong_20_Emphasis"><text:span text:style-name="T10">Cite três medidas que um usuário comum pode usar para fazer um uso mais seguro dos sistemas informatizados?</text:span></text:span></text:p>
      <text:p text:style-name="P23"><text:span text:style-name="Strong_20_Emphasis"><text:span text:style-name="T30">Algumas das medidas possíveis incluem:</text:span></text:span></text:p>
      <text:list xml:id="list2935811078" text:style-name="L8">
        <text:list-item>
          <text:p text:style-name="P24"><text:span text:style-name="Strong_20_Emphasis"><text:span text:style-name="T30">O usuário deve configurar o seu sistema para pedir algum tipo de autenticação;</text:span></text:span></text:p>
        </text:list-item>
        <text:list-item>
          <text:p text:style-name="P24"><text:span text:style-name="Strong_20_Emphasis"><text:span text:style-name="T18">Usar senhas fortes e únicas: Evitar senhas fáceis e garantir que cada serviço tenha uma senha diferente;</text:span></text:span></text:p>
        </text:list-item>
        <text:list-item>
          <text:p text:style-name="P24"><text:soft-page-break/><text:span text:style-name="Strong_20_Emphasis"><text:span text:style-name="T48">Habilitar a autenticação de dois fatores (2FA):</text:span></text:span><text:span text:style-name="T48"> Isso adiciona uma camada extra de segurança, exigindo que o usuário forneça não apenas a senha, mas também um código temporário enviado por SMS ou gerado por um aplicativo;</text:span></text:p>
        </text:list-item>
        <text:list-item>
          <text:p text:style-name="P24"><text:span text:style-name="Strong_20_Emphasis"><text:span text:style-name="T48">Manter o software atualizado:</text:span></text:span><text:span text:style-name="T48"> Instalar atualizações regularmente para corrigir vulnerabilidades de segurança nos sistemas operacionais e aplicativos;</text:span></text:p>
        </text:list-item>
        <text:list-item>
          <text:p text:style-name="P24"><text:span text:style-name="Strong_20_Emphasis"><text:span text:style-name="T30">Realizar backup periodicamente </text:span></text:span><text:span text:style-name="Strong_20_Emphasis"><text:span text:style-name="T31">dos dados considerados importantes.</text:span></text:span></text:p>
        </text:list-item>
      </text:list>
      <text:p text:style-name="P7"><text:span text:style-name="Strong_20_Emphasis"><text:span text:style-name="T7">10. Considerando o contexto de um pentest, no que consiste a etapa de “mapeamento de hosts”?</text:span></text:span></text:p>
      <text:p text:style-name="P21"><text:span text:style-name="Strong_20_Emphasis"><text:span text:style-name="T19">O mapeamento de hosts é uma etapa em que o pentester (profissional de testes de </text:span></text:span><text:span text:style-name="Strong_20_Emphasis"><text:span text:style-name="T32">invasão</text:span></text:span><text:span text:style-name="Strong_20_Emphasis"><text:span text:style-name="T19">) identifica quais dispositivos (computadores, servidores, roteadores, etc.) estão presentes em uma rede. O objetivo é descobrir quais são os hosts ativos, seus endereços IP, e os serviços que estão sendo executados </text:span></text:span><text:span text:style-name="Strong_20_Emphasis"><text:span text:style-name="T32">nos mesmos</text:span></text:span><text:span text:style-name="Strong_20_Emphasis"><text:span text:style-name="T19">. Isso ajuda a entender o ambiente de rede e a localizar possíveis vulnerabilidades nos dispositivos encontrados. Para isso, são usadas ferramentas que fazem varreduras e tentam identificar portas abertas, sistemas operacionais e outros detalhes sobre a red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1-09T22:08:01.182211077</dc:date>
    <meta:editing-cycles>71</meta:editing-cycles>
    <meta:editing-duration>PT4H11M32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3" meta:paragraph-count="42" meta:word-count="951" meta:character-count="5993" meta:non-whitespace-character-count="5099"/>
  </office:meta>
</office:document-meta>
</file>